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D0000005B71F03894228C05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margin-left="0cm" fo:margin-right="-0.542cm" fo:text-indent="0cm" style:auto-text-indent="false"/>
    </style:style>
    <style:style style:name="P3" style:family="paragraph" style:parent-style-name="Footer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4" style:family="paragraph" style:parent-style-name="Footer">
      <style:paragraph-properties fo:text-align="center" style:justify-single-word="false"/>
      <style:text-properties style:font-name="Calibri" fo:font-size="10pt" fo:language="en" fo:country="US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erif" fo:language="en" fo:country="US" fo:font-weight="bold" officeooo:paragraph-rsid="00080fec" style:language-asian="pt" style:country-asian="BR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erif" fo:language="en" fo:country="US" fo:font-weight="bold" officeooo:paragraph-rsid="000de598" style:language-asian="pt" style:country-asian="BR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language="en" fo:country="US" fo:font-weight="bold" officeooo:rsid="00074d5a" officeooo:paragraph-rsid="00080fec" style:language-asian="pt" style:country-asian="BR" style:font-weight-asian="bold" style:font-weight-complex="bold"/>
    </style:style>
    <style:style style:name="P10" style:family="paragraph" style:parent-style-name="Standard">
      <style:text-properties style:font-name="Liberation Serif" fo:language="en" fo:country="US" officeooo:rsid="000b68f4" officeooo:paragraph-rsid="000de598" style:language-asian="pt" style:country-asian="BR"/>
    </style:style>
    <style:style style:name="P11" style:family="paragraph" style:parent-style-name="Standard">
      <style:paragraph-properties fo:text-align="center" style:justify-single-word="false"/>
      <style:text-properties style:font-name="Liberation Serif" officeooo:paragraph-rsid="00080fec"/>
    </style:style>
    <style:style style:name="P12" style:family="paragraph" style:parent-style-name="Standard">
      <style:paragraph-properties fo:text-align="center" style:justify-single-word="false"/>
      <style:text-properties style:font-name="Liberation Serif" officeooo:paragraph-rsid="000de598"/>
    </style:style>
    <style:style style:name="P13" style:family="paragraph" style:parent-style-name="Standard">
      <style:text-properties style:font-name="Liberation Serif" officeooo:rsid="00080fec" officeooo:paragraph-rsid="00080fec"/>
    </style:style>
    <style:style style:name="P14" style:family="paragraph" style:parent-style-name="Standard">
      <style:text-properties style:font-name="Liberation Serif" officeooo:paragraph-rsid="000de598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officeooo:paragraph-rsid="000fe275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officeooo:rsid="000fe275" officeooo:paragraph-rsid="000fe275" style:font-size-asian="12pt" style:font-size-complex="12pt"/>
    </style:style>
    <style:style style:name="P17" style:family="paragraph" style:parent-style-name="Standard">
      <style:paragraph-properties fo:margin-left="-0.318cm" fo:margin-right="-1.238cm" fo:text-indent="0cm" style:auto-text-indent="false"/>
      <style:text-properties style:font-name="Liberation Serif" fo:language="en" fo:country="US" style:language-asian="pt" style:country-asian="BR"/>
    </style:style>
    <style:style style:name="P18" style:family="paragraph" style:parent-style-name="Standard">
      <style:paragraph-properties fo:margin-left="-0.318cm" fo:margin-right="-1.238cm" fo:text-indent="0cm" style:auto-text-indent="false"/>
      <style:text-properties officeooo:paragraph-rsid="000de598"/>
    </style:style>
    <style:style style:name="P19" style:family="paragraph" style:parent-style-name="Standard">
      <style:paragraph-properties fo:margin-left="0cm" fo:margin-right="-1.238cm" fo:text-indent="0cm" style:auto-text-indent="false"/>
      <style:text-properties style:font-name="Liberation Serif" fo:language="en" fo:country="US" officeooo:rsid="000b68f4" officeooo:paragraph-rsid="000fe275" style:language-asian="pt" style:country-asian="BR"/>
    </style:style>
    <style:style style:name="P20" style:family="paragraph" style:parent-style-name="Standard">
      <style:paragraph-properties fo:margin-left="0cm" fo:margin-right="-1.238cm" fo:text-indent="0cm" style:auto-text-indent="false"/>
      <style:text-properties style:font-name="Liberation Serif" fo:language="en" fo:country="US" fo:font-weight="bold" officeooo:rsid="000fe275" officeooo:paragraph-rsid="000fe275" style:language-asian="pt" style:country-asian="BR" style:font-weight-asian="bold" style:font-weight-complex="bold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="Liberation Serif" fo:font-weight="bold" style:font-weight-asian="bold" style:font-weight-complex="bold"/>
    </style:style>
    <style:style style:name="P22" style:family="paragraph" style:parent-style-name="Standard" style:list-style-name="L1">
      <style:text-properties style:font-name="Liberation Serif" officeooo:rsid="00074d5a" officeooo:paragraph-rsid="00074d5a"/>
    </style:style>
    <style:style style:name="P23" style:family="paragraph" style:parent-style-name="Standard" style:list-style-name="L1">
      <style:text-properties style:font-name="Liberation Serif" officeooo:rsid="00080fec" officeooo:paragraph-rsid="00080fec"/>
    </style:style>
    <style:style style:name="P24" style:family="paragraph" style:parent-style-name="Standard" style:list-style-name="L1">
      <style:text-properties style:font-name="Liberation Serif" officeooo:rsid="0009bf37" officeooo:paragraph-rsid="0009bf37"/>
    </style:style>
    <style:style style:name="P25" style:family="paragraph" style:parent-style-name="Standard" style:list-style-name="L1">
      <style:text-properties style:font-name="Liberation Serif" officeooo:rsid="000de598" officeooo:paragraph-rsid="000de598"/>
    </style:style>
    <style:style style:name="P26" style:family="paragraph" style:parent-style-name="Standard" style:list-style-name="L1">
      <style:text-properties style:font-name="Liberation Serif" fo:language="en" fo:country="US" officeooo:rsid="0009bf37" officeooo:paragraph-rsid="00080fec" style:language-asian="pt" style:country-asian="BR"/>
    </style:style>
    <style:style style:name="P27" style:family="paragraph" style:parent-style-name="Standard" style:list-style-name="L1">
      <style:text-properties style:font-name="Liberation Serif" fo:language="en" fo:country="US" officeooo:rsid="0009bf37" officeooo:paragraph-rsid="0009bf37" style:language-asian="pt" style:country-asian="BR"/>
    </style:style>
    <style:style style:name="P28" style:family="paragraph" style:parent-style-name="Standard" style:list-style-name="L1">
      <style:text-properties style:font-name="Liberation Serif" fo:language="en" fo:country="US" officeooo:rsid="000b68f4" officeooo:paragraph-rsid="000b68f4" style:language-asian="pt" style:country-asian="BR"/>
    </style:style>
    <style:style style:name="P29" style:family="paragraph" style:parent-style-name="Standard" style:list-style-name="L1">
      <style:text-properties style:font-name="Liberation Serif" fo:language="en" fo:country="US" officeooo:rsid="000b68f4" officeooo:paragraph-rsid="000de598" style:language-asian="pt" style:country-asian="BR"/>
    </style:style>
    <style:style style:name="P30" style:family="paragraph" style:parent-style-name="Standard" style:list-style-name="L1">
      <style:text-properties style:font-name="Liberation Serif" fo:language="en" fo:country="US" officeooo:rsid="000de598" officeooo:paragraph-rsid="000de598" style:language-asian="pt" style:country-asian="BR"/>
    </style:style>
    <style:style style:name="P31" style:family="paragraph" style:parent-style-name="Standard" style:list-style-name="L1">
      <style:text-properties style:font-name="Liberation Serif" officeooo:rsid="000b68f4" officeooo:paragraph-rsid="000b68f4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2pt" fo:language="en" fo:country="US" officeooo:paragraph-rsid="000fe275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2pt" fo:language="en" fo:country="US" officeooo:rsid="000fe275" officeooo:paragraph-rsid="000fe275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2pt" fo:language="en" fo:country="US" fo:font-weight="normal" officeooo:rsid="000de598" officeooo:paragraph-rsid="000fe275" style:font-size-asian="12pt" style:language-asian="pt" style:country-asian="BR" style:font-weight-asian="normal" style:font-size-complex="12pt" style:font-weight-complex="normal"/>
    </style:style>
    <style:style style:name="P35" style:family="paragraph" style:parent-style-name="Standard" style:list-style-name="L1">
      <style:text-properties officeooo:rsid="00074d5a" officeooo:paragraph-rsid="00074d5a"/>
    </style:style>
    <style:style style:name="P36" style:family="paragraph" style:parent-style-name="Standard">
      <style:text-properties fo:color="#000000" style:font-name="Liberation Serif" fo:font-size="12pt" fo:font-weight="bold" officeooo:paragraph-rsid="000de598"/>
    </style:style>
    <style:style style:name="P37" style:family="paragraph" style:parent-style-name="Standard" style:list-style-name="L1">
      <style:text-properties fo:language="en" fo:country="US" officeooo:rsid="0009bf37" officeooo:paragraph-rsid="0009bf37" style:language-asian="pt" style:country-asian="BR"/>
    </style:style>
    <style:style style:name="P38" style:family="paragraph" style:parent-style-name="Standard">
      <style:paragraph-properties fo:margin-left="0cm" fo:margin-right="-1.238cm" fo:text-indent="0cm" style:auto-text-indent="false"/>
      <style:text-properties style:font-name="Liberation Serif" fo:language="en" fo:country="US" fo:font-weight="normal" officeooo:rsid="000de598" officeooo:paragraph-rsid="000fe275" style:language-asian="pt" style:country-asian="BR" style:font-weight-asian="normal" style:font-weight-complex="normal"/>
    </style:style>
    <style:style style:name="T1" style:family="text">
      <style:text-properties officeooo:rsid="00074d5a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74d5a"/>
    </style:style>
    <style:style style:name="T4" style:family="text">
      <style:text-properties style:font-name="Liberation Serif" officeooo:rsid="0009bf37"/>
    </style:style>
    <style:style style:name="T5" style:family="text">
      <style:text-properties style:font-name="Liberation Serif" fo:language="en" fo:country="US" fo:font-weight="normal" officeooo:rsid="000de598" style:language-asian="pt" style:country-asian="BR" style:font-weight-asian="normal" style:font-weight-complex="normal"/>
    </style:style>
    <style:style style:name="T6" style:family="text">
      <style:text-properties style:font-name="Liberation Serif" fo:language="en" fo:country="US" fo:font-weight="normal" officeooo:rsid="00080fec" style:language-asian="pt" style:country-asian="BR" style:font-weight-asian="normal" style:font-weight-complex="normal"/>
    </style:style>
    <style:style style:name="T7" style:family="text">
      <style:text-properties style:font-name="Liberation Serif" fo:language="en" fo:country="US" fo:font-weight="normal" officeooo:rsid="000fe275" style:language-asian="pt" style:country-asian="BR" style:font-weight-asian="normal" style:font-weight-complex="normal"/>
    </style:style>
    <style:style style:name="T8" style:family="text">
      <style:text-properties style:font-name="Liberation Serif" fo:font-weight="normal" officeooo:rsid="00080fec" style:font-weight-asian="normal" style:font-weight-complex="normal"/>
    </style:style>
    <style:style style:name="T9" style:family="text">
      <style:text-properties style:font-name="Liberation Serif" fo:font-weight="normal" officeooo:rsid="000de598" style:font-weight-asian="normal" style:font-weight-complex="normal"/>
    </style:style>
    <style:style style:name="T10" style:family="text">
      <style:text-properties style:font-name="Liberation Serif" officeooo:rsid="000de598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bold" style:language-asian="pt" style:country-asian="BR" style:font-weight-asian="bold" style:font-weight-complex="bold"/>
    </style:style>
    <style:style style:name="T13" style:family="text">
      <style:text-properties fo:language="en" fo:country="US" fo:font-weight="bold" officeooo:rsid="00074d5a" style:language-asian="pt" style:country-asian="BR" style:font-weight-asian="bold" style:font-weight-complex="bold"/>
    </style:style>
    <style:style style:name="T14" style:family="text">
      <style:text-properties fo:language="en" fo:country="US" fo:font-weight="bold" officeooo:rsid="0009bf37" style:language-asian="pt" style:country-asian="BR" style:font-weight-asian="bold" style:font-weight-complex="bold"/>
    </style:style>
    <style:style style:name="T15" style:family="text">
      <style:text-properties fo:language="en" fo:country="US" fo:font-weight="bold" officeooo:rsid="000fe275" style:language-asian="pt" style:country-asian="BR" style:font-weight-asian="bold" style:font-weight-complex="bold"/>
    </style:style>
    <style:style style:name="T16" style:family="text">
      <style:text-properties fo:language="en" fo:country="US" fo:font-style="normal" style:language-asian="pt" style:country-asian="BR" style:font-style-asian="normal" style:font-style-complex="normal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officeooo:rsid="000c95d3"/>
    </style:style>
    <style:style style:name="T19" style:family="text">
      <style:text-properties fo:color="#000000" fo:font-size="12pt" fo:font-weight="normal" style:font-weight-asian="normal" style:font-weight-complex="normal"/>
    </style:style>
    <style:style style:name="T20" style:family="text">
      <style:text-properties fo:color="#000000" fo:font-size="12pt" fo:font-weight="normal" officeooo:rsid="000fe275" style:font-weight-asian="normal" style:font-weight-complex="normal"/>
    </style:style>
    <style:style style:name="T21" style:family="text">
      <style:text-properties fo:color="#000000" fo:font-size="12pt" fo:font-weight="normal" officeooo:rsid="000de598" style:font-weight-asian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0fe275" style:font-style-asian="normal" style:font-style-complex="normal"/>
    </style:style>
    <style:style style:name="T24" style:family="text">
      <style:text-properties officeooo:rsid="000fe275"/>
    </style:style>
    <style:style style:name="T25" style:family="text">
      <style:text-properties fo:font-weight="normal" officeooo:rsid="00080fec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6"><text:span text:style-name="T1">MÉTODOS POTENCIAIS</text:span> (3 CRÉDITOS)</text:p>
      <text:p text:style-name="P5"/>
      <text:p text:style-name="P5"/>
      <text:p text:style-name="P5"/>
      <text:list xml:id="list2537585637" text:style-name="L1">
        <text:list-item>
          <text:p text:style-name="P22">Campo de gravidade da Terra</text:p>
        </text:list-item>
        <text:list-item>
          <text:p text:style-name="P35"><text:span text:style-name="T3">C</text:span><text:span text:style-name="T2">ampo magnético da Terra</text:span></text:p>
        </text:list-item>
        <text:list-item>
          <text:p text:style-name="P22">Elementos de teoria do potencial</text:p>
        </text:list-item>
        <text:list-item>
          <text:p text:style-name="P22">Gravimetria</text:p>
        </text:list-item>
        <text:list-item>
          <text:p text:style-name="P22">Magnetometria</text:p>
        </text:list-item>
        <text:list-item>
          <text:p text:style-name="P23">Modelagem direta</text:p>
        </text:list-item>
        <text:list-item>
          <text:p text:style-name="P23">Separação regional residual</text:p>
        </text:list-item>
        <text:list-item>
          <text:p text:style-name="P24">Técnicas para detecção de bordas</text:p>
        </text:list-item>
        <text:list-item>
          <text:p text:style-name="P25">Deconvolução de Euler</text:p>
        </text:list-item>
        <text:list-item>
          <text:p text:style-name="P23">Transformações de campos potenciais</text:p>
        </text:list-item>
        <text:list-item>
          <text:p text:style-name="P23">Inversão</text:p>
        </text:list-item>
      </text:list>
      <text:p text:style-name="P13"/>
      <text:p text:style-name="P14"><text:span text:style-name="T25">Pré-requisito: </text:span><text:span text:style-name="T19">Métodos </text:span><text:span text:style-name="T20">c</text:span><text:span text:style-name="T19">omputacionais </text:span><text:span text:style-name="T20">a</text:span><text:span text:style-name="T19">plicados </text:span><text:span text:style-name="T21">à</text:span><text:span text:style-name="T19"> Geofísica</text:span></text:p>
      <text:p text:style-name="P36"/>
      <text:p text:style-name="Horizontal_20_Line"/>
      <text:p text:style-name="P9"/>
      <text:p text:style-name="P11"><text:span text:style-name="T13">POTENTIAL FIELDS</text:span><text:span text:style-name="T12"> (3 CR</text:span><text:span text:style-name="T14">E</text:span><text:span text:style-name="T12">DITS)</text:span></text:p>
      <text:p text:style-name="P7"/>
      <text:p text:style-name="P7"/>
      <text:p text:style-name="P7"/>
      <text:list xml:id="list143139781269220" text:continue-numbering="true" text:style-name="L1">
        <text:list-item>
          <text:p text:style-name="P26">Gravity field of the Earth</text:p>
        </text:list-item>
        <text:list-item>
          <text:p text:style-name="P26">Magnetic field of the Earth</text:p>
        </text:list-item>
        <text:list-item>
          <text:p text:style-name="P37"><text:span text:style-name="T4">E</text:span><text:span text:style-name="T2">lements of potential theory</text:span></text:p>
        </text:list-item>
        <text:list-item>
          <text:p text:style-name="P27">Gravimetry</text:p>
        </text:list-item>
        <text:list-item>
          <text:p text:style-name="P27">Magnetometry</text:p>
        </text:list-item>
        <text:list-item>
          <text:p text:style-name="P27">Forward modeling</text:p>
        </text:list-item>
        <text:list-item>
          <text:p text:style-name="P27">Regional-residual separation</text:p>
        </text:list-item>
        <text:list-item>
          <text:p text:style-name="P28">Edge-detection techniques</text:p>
        </text:list-item>
        <text:list-item>
          <text:p text:style-name="P30">Euler Deconvolution</text:p>
        </text:list-item>
        <text:list-item>
          <text:p text:style-name="P31">Potential field transform<text:span text:style-name="T18">ations</text:span></text:p>
        </text:list-item>
        <text:list-item>
          <text:p text:style-name="P28">Inversion</text:p>
        </text:list-item>
      </text:list>
      <text:p text:style-name="P17"/>
      <text:p text:style-name="P17"/>
      <text:p text:style-name="P18"><text:span text:style-name="Emphasis"><text:span text:style-name="T16">Prerequisite</text:span></text:span><text:span text:style-name="T6">: </text:span><text:span text:style-name="T5">Computational </text:span><text:span text:style-name="T7">m</text:span><text:span text:style-name="T5">ethods </text:span><text:span text:style-name="T7">a</text:span><text:span text:style-name="T5">pplied to Geophysics</text:span></text:p>
      <text:p text:style-name="P17"/>
      <text:p text:style-name="Horizontal_20_Line"/>
      <text:p text:style-name="P12"><text:span text:style-name="T15">CAMPOS</text:span><text:span text:style-name="T13"> POTENCIALES</text:span><text:span text:style-name="T12"> (3 CR</text:span><text:span text:style-name="T15">É</text:span><text:span text:style-name="T12">DIT</text:span><text:span text:style-name="T15">O</text:span><text:span text:style-name="T12">S)</text:span></text:p>
      <text:p text:style-name="P8"/>
      <text:p text:style-name="P8"/>
      <text:p text:style-name="P8"/>
      <text:list xml:id="list143138983751887" text:continue-numbering="true" text:style-name="L1">
        <text:list-item>
          <text:p text:style-name="P29"><text:span text:style-name="T24">C</text:span>ampo de gravedad de la Tierra</text:p>
        </text:list-item>
        <text:list-item>
          <text:p text:style-name="P29"><text:span text:style-name="T24">C</text:span>ampo magnético de la Tierra</text:p>
        </text:list-item>
        <text:list-item>
          <text:p text:style-name="P29">Elementos de la teoría potencial</text:p>
        </text:list-item>
        <text:list-item>
          <text:p text:style-name="P29"><text:soft-page-break/>Gravimetría</text:p>
        </text:list-item>
        <text:list-item>
          <text:p text:style-name="P29">Magnetometría</text:p>
        </text:list-item>
        <text:list-item>
          <text:p text:style-name="P29">Modelado directo</text:p>
        </text:list-item>
        <text:list-item>
          <text:p text:style-name="P29">Separación regional residual</text:p>
        </text:list-item>
        <text:list-item>
          <text:p text:style-name="P29">Técnicas de detección de bordes</text:p>
        </text:list-item>
        <text:list-item>
          <text:p text:style-name="P29">Deconvolución de Euler</text:p>
        </text:list-item>
        <text:list-item>
          <text:p text:style-name="P29">Transformaciones de campos potenciales</text:p>
        </text:list-item>
        <text:list-item>
          <text:p text:style-name="P29">Inversión</text:p>
        </text:list-item>
      </text:list>
      <text:p text:style-name="P10"/>
      <text:p text:style-name="P19"><text:span text:style-name="Emphasis"><text:span text:style-name="T23">R</text:span></text:span><text:span text:style-name="Emphasis"><text:span text:style-name="T22">equisit</text:span></text:span><text:span text:style-name="Emphasis"><text:span text:style-name="T23">o previo</text:span></text:span><text:span text:style-name="T8">: </text:span><text:span text:style-name="T9">Métodos computacionales aplicados a la Geofísica</text:span></text:p>
      <text:p text:style-name="P38"/>
      <text:p text:style-name="P38"/>
      <text:p text:style-name="P20"><text:span text:style-name="T10">B</text:span><text:span text:style-name="T2">IBLIOGRAFIA/ BIBLIOGRAPHY / BIBLIOGRAFÍA</text:span></text:p>
      <text:p text:style-name="P38"/>
      <text:p text:style-name="P38"/>
      <text:p text:style-name="P16"><text:span text:style-name="T11">Kellogg, O. D. 1967. </text:span><text:span text:style-name="T17">Foundations of Potential Theory</text:span><text:span text:style-name="T11">. Springer-Verlag.</text:span></text:p>
      <text:p text:style-name="P32"/>
      <text:p text:style-name="P15"><text:span text:style-name="T11">Blakely, R. J., 1996, </text:span><text:span text:style-name="T17">Potential theory in gravity and magnetic applications</text:span><text:span text:style-name="T11">. Cambridge University Press.</text:span></text:p>
      <text:p text:style-name="P32"/>
      <text:p text:style-name="P15"><text:span text:style-name="T11">Hofmann-Wellenhof, B. e H. Moritz, 2005, </text:span><text:span text:style-name="T17">Physical Geodesy</text:span><text:span text:style-name="T11">. Springer.</text:span></text:p>
      <text:p text:style-name="P32"/>
      <text:p text:style-name="P15"><text:span text:style-name="T11">Langel, R. A. e W. J. Hinze, 1998, </text:span><text:span text:style-name="T17">The magnetic field of the Earth's lithosphere: the satellite perspective</text:span><text:span text:style-name="T11">. Cambridge University Press.</text:span></text:p>
      <text:p text:style-name="P32"/>
      <text:p text:style-name="P33">Artigos científicos / Scientific papers / Artículos científicos</text:p>
      <text:p text:style-name="P32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13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2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00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2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87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9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4.7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margin-left="0cm" fo:margin-right="-0.542cm" fo:text-indent="0cm" style:auto-text-indent="false"/>
    </style:style>
    <style:style style:name="MP3" style:family="paragraph" style:parent-style-name="Footer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MP4" style:family="paragraph" style:parent-style-name="Footer">
      <style:paragraph-properties fo:text-align="center" style:justify-single-word="false"/>
      <style:text-properties style:font-name="Calibri" fo:font-size="10pt" fo:language="en" fo:country="US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98cm" fo:margin-left="0cm" fo:margin-right="0cm" fo:margin-bottom="1.898cm" style:dynamic-spacing="true"/>
      </style:header-style>
      <style:footer-style>
        <style:header-footer-properties fo:min-height="1.998cm" fo:margin-left="0cm" fo:margin-right="0cm" fo:margin-top="1.89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bookmark-start text:name="_GoBack"/><draw:frame draw:style-name="Mfr1" draw:name="Imagem 1" text:anchor-type="as-char" svg:width="11.356cm" svg:height="1.856cm" draw:z-index="1"><draw:image xlink:href="Pictures/100002010000022D0000005B71F03894228C0518.png" xlink:type="simple" xlink:show="embed" xlink:actuate="onLoad" loext:mime-type="image/png"/></draw:frame><text:bookmark-end text:name="_GoBack"/></text:p>
        <text:p text:style-name="MP2"/>
      </style:header>
      <style:footer>
        <text:p text:style-name="MP3">Rua General José Cristino, 77 - São Cristóvão - Rio de Janeiro, RJ - Brasil </text:p>
        <text:p text:style-name="MP4">CEP: 20921-400 - www.on.br - Tel.: (21) 3504 9100 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essa</meta:initial-creator>
    <meta:editing-cycles>6</meta:editing-cycles>
    <meta:print-date>2020-02-14T18:55:00</meta:print-date>
    <meta:creation-date>2020-06-24T13:06:00</meta:creation-date>
    <dc:date>2020-08-31T14:31:22.582761269</dc:date>
    <meta:editing-duration>PT29M8S</meta:editing-duration>
    <meta:generator>LibreOffice/6.0.7.3$Linux_X86_64 LibreOffice_project/00m0$Build-3</meta:generator>
    <meta:document-statistic meta:table-count="0" meta:image-count="1" meta:object-count="0" meta:page-count="2" meta:paragraph-count="48" meta:word-count="252" meta:character-count="1648" meta:non-whitespace-character-count="147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